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wrap-option="wrap" style:vertical-align="middle"/>
    </style:style>
    <style:style style:name="ce11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2" style:family="table-cell" style:parent-style-name="Default" style:data-style-name="N0">
      <style:text-properties fo:color="#24292e" style:font-name="Consolas" fo:font-size="14pt" style:font-name-asian="Consolas1" style:font-size-asian="14pt" style:font-name-complex="Consolas1" style:font-size-complex="14pt"/>
    </style:style>
    <style:style style:name="ce13" style:family="table-cell" style:parent-style-name="Default" style:data-style-name="N0">
      <style:table-cell-properties fo:wrap-option="wrap" style:vertical-align="middle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fo:background-color="transparent" fo:wrap-option="wrap" style:vertical-align="middle"/>
    </style:style>
    <style:style style:name="ce18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9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2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wrap-option="wrap" style:vertical-align="automatic"/>
    </style:style>
    <style:style style:name="ce2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25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27" style:family="table-cell" style:parent-style-name="Default" style:data-style-name="N0">
      <style:table-cell-properties fo:wrap-option="wrap" style:vertical-align="middle"/>
      <style:text-properties fo:color="#ff0000"/>
    </style:style>
    <style:style style:name="ce28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29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3" style:family="table-cell" style:parent-style-name="Default" style:data-style-name="N0"/>
    <style:style style:name="ce30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3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33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34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" fo:font-size="14pt" style:font-name-asian="Consolas1" style:font-size-asian="14pt" style:font-name-complex="Consolas1" style:font-size-complex="14pt"/>
    </style:style>
    <style:style style:name="ce35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36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8" style:family="table-cell" style:parent-style-name="Default" style:data-style-name="N0">
      <style:text-properties fo:color="#24292e" style:font-name="Consolas" fo:font-size="14pt" style:font-name-asian="Consolas1" style:font-size-asian="14pt" style:font-name-complex="Consolas1" style:font-size-complex="14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37"/>
        <table:table-column table:style-name="co14" table:number-columns-repeated="49" table:default-cell-style-name="ce1"/>
        <table:table-column table:style-name="co15" table:number-columns-repeated="960" table:default-cell-style-name="ce1"/>
        <table:table-row table:style-name="ro1">
          <table:table-cell table:style-name="ce2" office:value-type="string">
            <text:p>Titre</text:p>
          </table:table-cell>
          <table:table-cell table:style-name="ce2" office:value-type="string">
            <text:p>Auteur(s)</text:p>
          </table:table-cell>
          <table:table-cell table:style-name="ce2" office:value-type="string">
            <text:p>Type de document</text:p>
          </table:table-cell>
          <table:table-cell table:style-name="ce2" office:value-type="string">
            <text:p>Date de création du document</text:p>
          </table:table-cell>
          <table:table-cell table:style-name="ce2" office:value-type="string">
            <text:p>Editeur</text:p>
          </table:table-cell>
          <table:table-cell table:style-name="ce2" office:value-type="string">
            <text:p>Dimensions</text:p>
          </table:table-cell>
          <table:table-cell table:style-name="ce2" office:value-type="string">
            <text:p>Techniques - données matérielles</text:p>
          </table:table-cell>
          <table:table-cell table:style-name="ce2" office:value-type="string">
            <text:p>Lieux de conservation</text:p>
          </table:table-cell>
          <table:table-cell table:style-name="ce2" office:value-type="string">
            <text:p>Cotes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Autres lieux de conservation / édition</text:p>
          </table:table-cell>
          <table:table-cell table:style-name="ce2" office:value-type="string">
            <text:p>Identifiant</text:p>
          </table:table-cell>
          <table:table-cell table:style-name="ce2" office:value-type="string">
            <text:p>Transcription</text:p>
          </table:table-cell>
          <table:table-cell table:style-name="ce2" office:value-type="string">
            <text:p>Stylage</text:p>
          </table:table-cell>
          <table:table-cell table:style-name="ce2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9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2" office:value-type="string">
            <text:p>merveilles17_i_pieimprimerieRoyale1673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3">
          <table:table-cell table:style-name="ce4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10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1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2" office:value-type="string">
            <text:p>merveilles17_ms_piebizincourt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10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9" office:value-type="string">
            <text:p><text:a xlink:href="https://gallica.bnf.fr/ark:/12148/bpt6k724678">https://gallica.bnf.fr/ark:/12148/bpt6k724678</text:a></text:p>
          </table:table-cell>
          <table:table-cell table:style-name="ce10" office:value-type="string">
            <text:p>Paris, BnF, Richelieu, Manuscrits (Rothschild. VII. 2. 32) ; Arts du spectacle (LJ-Y-3) ; Arsenal (4-BL-3771, pièces 7, 15 et 11)</text:p>
          </table:table-cell>
          <table:table-cell table:style-name="ce12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4"/>
          <table:table-cell table:style-name="ce15"/>
          <table:table-cell table:number-columns-repeated="1009"/>
        </table:table-row>
        <table:table-row table:style-name="ro1">
          <table:table-cell table:style-name="ce4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6" office:value-type="string">
            <text:p><text:a xlink:href="https://gallica.bnf.fr/ark:/12148/bpt6k2072066">https://gallica.bnf.fr/ark:/12148/bpt6k2072066</text:a></text:p>
          </table:table-cell>
          <table:table-cell table:style-name="ce16" office:value-type="string">
            <text:p> </text:p>
          </table:table-cell>
          <table:table-cell table:style-name="ce12" office:value-type="string">
            <text:p>merveilles17_ms_amoursdphilidor_001</text:p>
          </table:table-cell>
          <table:table-cell table:style-name="ce17" office:value-type="string">
            <text:p>MN</text:p>
          </table:table-cell>
          <table:table-cell table:style-name="ce16"/>
          <table:table-cell table:style-name="ce5"/>
          <table:table-cell table:number-columns-repeated="1009"/>
        </table:table-row>
        <table:table-row table:style-name="ro1">
          <table:table-cell table:style-name="ce4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10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1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2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0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8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2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0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8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2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0" office:value-type="string">
            <text:p>Livraison hebdomadaire de lettres imprimées puis mises en recueil pour former <text:span text:style-name="T2">La </text:span><text:span text:style-name="T2">Muze </text:span><text:span text:style-name="T2">historique</text:span></text:p>
          </table:table-cell>
          <table:table-cell table:style-name="ce5" table:number-columns-repeated="2"/>
          <table:table-cell table:style-name="ce11" office:value-type="string">
            <text:p><text:a xlink:href="https://gallica.bnf.fr/ark:/12148/bpt6k62135011/f173">https://gallica.bnf.fr/ark:/12148/bpt6k62135011/f173</text:a></text:p>
          </table:table-cell>
          <table:table-cell table:style-name="ce19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2" office:value-type="string">
            <text:p>merveilles17_p_loret16640202_001</text:p>
          </table:table-cell>
          <table:table-cell table:number-columns-repeated="2" table:style-name="ce17" office:value-type="string">
            <text:p>MN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4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0" office:value-type="string">
            <text:p>Livraison hebdomadaire de lettres imprimées puis mises en recueil pour former <text:span text:style-name="T2">La </text:span><text:span text:style-name="T2">Muze </text:span><text:span text:style-name="T2">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1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9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2" office:value-type="string">
            <text:p>merveilles17_p_loret16640216_001</text:p>
          </table:table-cell>
          <table:table-cell table:number-columns-repeated="2" table:style-name="ce21" office:value-type="string">
            <text:p>MN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4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0" office:value-type="string">
            <text:p>Livraison hebdomadaire de lettres imprimées puis mises en recueil pour former <text:span text:style-name="T2">La </text:span><text:span text:style-name="T2">Muze </text:span><text:span text:style-name="T2">historique</text:span></text:p>
          </table:table-cell>
          <table:table-cell table:style-name="ce5" table:number-columns-repeated="2"/>
          <table:table-cell table:style-name="ce11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9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2" office:value-type="string">
            <text:p>merveilles17_p_loret16640510_001</text:p>
          </table:table-cell>
          <table:table-cell table:number-columns-repeated="2" table:style-name="ce17" office:value-type="string">
            <text:p>MN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4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0" office:value-type="string">
            <text:p>Livraison hebdomadaire de lettres imprimées puis mises en recueil pour former <text:span text:style-name="T2">La </text:span><text:span text:style-name="T2">Muze </text:span><text:span text:style-name="T2">historique</text:span></text:p>
          </table:table-cell>
          <table:table-cell table:style-name="ce5" table:number-columns-repeated="2"/>
          <table:table-cell table:style-name="ce11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9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2" office:value-type="string">
            <text:p>merveilles17_p_loret16640517_001</text:p>
          </table:table-cell>
          <table:table-cell table:number-columns-repeated="2" table:style-name="ce17" office:value-type="string">
            <text:p>MN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4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0" office:value-type="string">
            <text:p>Livraison hebdomadaire de lettres imprimées puis mises en recueil pour former <text:span text:style-name="T2">La </text:span><text:span text:style-name="T2">Muze </text:span><text:span text:style-name="T2">historique</text:span></text:p>
          </table:table-cell>
          <table:table-cell table:style-name="ce5" table:number-columns-repeated="2"/>
          <table:table-cell table:style-name="ce11" office:value-type="string">
            <text:p><text:a xlink:href="https://gallica.bnf.fr/ark:/12148/bpt6k62135011/f243">https://gallica.bnf.fr/ark:/12148/bpt6k62135011/f243</text:a></text:p>
          </table:table-cell>
          <table:table-cell table:style-name="ce19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2" office:value-type="string">
            <text:p>merveilles17_p_loret16640802_001</text:p>
          </table:table-cell>
          <table:table-cell table:number-columns-repeated="2" table:style-name="ce17" office:value-type="string">
            <text:p>MN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4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0" office:value-type="string">
            <text:p>Livraison hebdomadaire de lettres imprimées puis mises en recueil pour former <text:span text:style-name="T2">La </text:span><text:span text:style-name="T2">Muze </text:span><text:span text:style-name="T2">historique</text:span></text:p>
          </table:table-cell>
          <table:table-cell table:style-name="ce5" table:number-columns-repeated="2"/>
          <table:table-cell table:style-name="ce11" office:value-type="string">
            <text:p><text:a xlink:href="https://gallica.bnf.fr/ark:/12148/bpt6k62135011/f245">https://gallica.bnf.fr/ark:/12148/bpt6k62135011/f245</text:a></text:p>
          </table:table-cell>
          <table:table-cell table:style-name="ce19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2" office:value-type="string">
            <text:p>merveilles17_p_loret16640809_001</text:p>
          </table:table-cell>
          <table:table-cell table:number-columns-repeated="2" table:style-name="ce17" office:value-type="string">
            <text:p>MN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4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22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1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2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22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9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2" office:value-type="string">
            <text:p>merveilles17_i_pieballard1664_001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4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22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1"/>
          <table:table-cell table:style-name="ce21"/>
          <table:table-cell table:style-name="ce12" office:value-type="string">
            <text:p>merveilles17_i_pieimprimerieRoyale1673_002</text:p>
          </table:table-cell>
          <table:table-cell table:style-name="ce17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4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22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1"/>
          <table:table-cell table:style-name="ce5" office:value-type="string">
            <text:p>Paris, BnF, Richelieu, Arts du spectacle, RESERVE 8-RF-3081</text:p>
          </table:table-cell>
          <table:table-cell table:style-name="ce12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22"/>
          <table:table-cell table:number-columns-repeated="1009"/>
        </table:table-row>
        <table:table-row table:style-name="ro1">
          <table:table-cell table:style-name="ce4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24" office:value-type="string">
            <text:p>J. Claye</text:p>
          </table:table-cell>
          <table:table-cell table:style-name="ce5"/>
          <table:table-cell table:style-name="ce22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1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2" office:value-type="string">
            <text:p>merveilles17_arc_acflagrange_001</text:p>
          </table:table-cell>
          <table:table-cell table:style-name="ce5" table:number-columns-repeated="2"/>
          <table:table-cell table:style-name="ce22"/>
          <table:table-cell table:number-columns-repeated="1009"/>
        </table:table-row>
        <table:table-row table:style-name="ro1">
          <table:table-cell table:style-name="ce4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24" office:value-type="string">
            <text:p>J. Claye</text:p>
          </table:table-cell>
          <table:table-cell table:style-name="ce5"/>
          <table:table-cell table:style-name="ce22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1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2" office:value-type="string">
            <text:p>merveilles17_arc_acflagrange_002</text:p>
          </table:table-cell>
          <table:table-cell table:style-name="ce5" table:number-columns-repeated="2"/>
          <table:table-cell table:style-name="ce22"/>
          <table:table-cell table:number-columns-repeated="1009"/>
        </table:table-row>
        <table:table-row table:style-name="ro1">
          <table:table-cell table:style-name="ce4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24" office:value-type="string">
            <text:p>J. Claye</text:p>
          </table:table-cell>
          <table:table-cell table:style-name="ce5"/>
          <table:table-cell table:style-name="ce22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1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2" office:value-type="string">
            <text:p>merveilles17_arc_acflagrange_003</text:p>
          </table:table-cell>
          <table:table-cell table:style-name="ce5" table:number-columns-repeated="2"/>
          <table:table-cell table:style-name="ce22"/>
          <table:table-cell table:number-columns-repeated="1009"/>
        </table:table-row>
        <table:table-row table:style-name="ro1">
          <table:table-cell table:style-name="ce4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24" office:value-type="string">
            <text:p>J. Claye</text:p>
          </table:table-cell>
          <table:table-cell table:style-name="ce5"/>
          <table:table-cell table:style-name="ce22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1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2" office:value-type="string">
            <text:p>merveilles17_arc_acflagrange_004</text:p>
          </table:table-cell>
          <table:table-cell table:style-name="ce5" table:number-columns-repeated="2"/>
          <table:table-cell table:style-name="ce22"/>
          <table:table-cell table:number-columns-repeated="1009"/>
        </table:table-row>
        <table:table-row table:style-name="ro1">
          <table:table-cell table:style-name="ce4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4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4"/>
          <table:table-cell table:style-name="ce19"/>
          <table:table-cell table:style-name="ce25" office:value-type="string">
            <text:p>merveilles17_arc_ano12984_001</text:p>
          </table:table-cell>
          <table:table-cell table:style-name="ce19" table:number-columns-repeated="2"/>
          <table:table-cell table:style-name="ce14"/>
          <table:table-cell table:number-columns-repeated="1009"/>
        </table:table-row>
        <table:table-row table:style-name="ro4">
          <table:table-cell table:style-name="ce4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4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4"/>
          <table:table-cell table:style-name="ce26" office:value-type="string">
            <text:p>Cent ans de recherche sur Molière, CLX : https://www.siv.archives-nationales.culture.gouv.fr/mm/media/download/FRAN_ANX_008004.pdf</text:p>
          </table:table-cell>
          <table:table-cell table:style-name="ce25" office:value-type="string">
            <text:p>merveilles17_arc_ankk213_001</text:p>
          </table:table-cell>
          <table:table-cell table:style-name="ce19" table:number-columns-repeated="2"/>
          <table:table-cell table:style-name="ce14"/>
          <table:table-cell table:number-columns-repeated="1009"/>
        </table:table-row>
        <table:table-row table:style-name="ro4">
          <table:table-cell table:style-name="ce4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4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4"/>
          <table:table-cell table:style-name="ce26" office:value-type="string">
            <text:p>Cent ans de recherche sur Molière, CLX : https://www.siv.archives-nationales.culture.gouv.fr/mm/media/download/FRAN_ANX_008004.pdf</text:p>
          </table:table-cell>
          <table:table-cell table:style-name="ce25" office:value-type="string">
            <text:p>merveilles17_arc_bnfmscolbert268_038</text:p>
          </table:table-cell>
          <table:table-cell table:style-name="ce19" table:number-columns-repeated="2"/>
          <table:table-cell table:style-name="ce14"/>
          <table:table-cell table:number-columns-repeated="1009"/>
        </table:table-row>
        <table:table-row table:style-name="ro5">
          <table:table-cell table:style-name="ce4" office:value-type="string">
            <text:p>Paiement à Israël Silvestre des planches représentant les divertissements des <text:span text:style-name="T1">Plaisirs </text:span><text:span text:style-name="T1">de l'île </text:span><text:span text:style-name="T1">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9" table:number-columns-repeated="2"/>
          <table:table-cell table:style-name="ce25" office:value-type="string">
            <text:p>merveilles17_arc_bnfmscolbert271_034</text:p>
          </table:table-cell>
          <table:table-cell table:style-name="ce19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4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10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1"/>
          <table:table-cell table:style-name="ce5"/>
          <table:table-cell table:style-name="ce12" office:value-type="string">
            <text:p>merveilles17_ms_piebizincourt_002</text:p>
          </table:table-cell>
          <table:table-cell table:style-name="ce5" table:number-columns-repeated="2"/>
          <table:table-cell table:style-name="ce10"/>
          <table:table-cell table:number-columns-repeated="1009"/>
        </table:table-row>
        <table:table-row table:style-name="ro6">
          <table:table-cell table:style-name="ce4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1"/>
          <table:table-cell table:style-name="ce5"/>
          <table:table-cell table:style-name="ce12" office:value-type="string">
            <text:p>merveilles17_ms_piebizincourt_003</text:p>
          </table:table-cell>
          <table:table-cell table:style-name="ce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Collection particulière</text:p>
          </table:table-cell>
          <table:table-cell table:style-name="ce5"/>
          <table:table-cell table:style-name="ce11"/>
          <table:table-cell table:style-name="ce5"/>
          <table:table-cell table:style-name="ce12" office:value-type="string">
            <text:p>merveilles17_ms_piebizincourt_004</text:p>
          </table:table-cell>
          <table:table-cell table:style-name="ce5" table:number-columns-repeated="2"/>
          <table:table-cell table:style-name="ce27"/>
          <table:table-cell table:number-columns-repeated="1009"/>
        </table:table-row>
        <table:table-row table:style-name="ro1">
          <table:table-cell table:style-name="ce4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9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2" office:value-type="string">
            <text:p>merveilles17_ms_piephilidor_001</text:p>
          </table:table-cell>
          <table:table-cell table:style-name="ce5" table:number-columns-repeated="3"/>
          <table:table-cell table:number-columns-repeated="1009"/>
        </table:table-row>
        <table:table-row table:style-name="ro7">
          <table:table-cell table:style-name="ce28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9" office:value-type="string">
            <text:p>http://arts-graphiques.louvre.fr/detail/oeuvres/10/535969-Frontispice-portant-le-titre-de-Vue-du-chateau-de-Versailles</text:p>
          </table:table-cell>
          <table:table-cell table:style-name="ce19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4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9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28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9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4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1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4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29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4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29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4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9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4" office:value-type="string">
            <text:p>Troisième journée : Théâtre dressé au milieu du grand étang représentant l'île d'Alcine</text:p>
          </table:table-cell>
          <table:table-cell table:style-name="ce4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1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4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1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4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9" office:value-type="string">
            <text:p>http://www2.culture.gouv.fr/Wave/image/archim/MP/FRDAFAN08_SCEK000375_2.jpg</text:p>
          </table:table-cell>
          <table:table-cell table:style-name="ce5"/>
          <table:table-cell table:style-name="ce12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Moron et un ours, scène de la <text:span text:style-name="T1">Princesse </text:span><text:span text:style-name="T1">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9" office:value-type="string">
            <text:p>http://www2.culture.gouv.fr/Wave/image/archim/MP/FRDAFAN08_SCEK000343_2.jpg</text:p>
          </table:table-cell>
          <table:table-cell table:style-name="ce5"/>
          <table:table-cell table:style-name="ce12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8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9" office:value-type="string">
            <text:p>http://www2.culture.gouv.fr/Wave/image/archim/MP/FRDAFAN08_SCEK000792_2.jpg</text:p>
          </table:table-cell>
          <table:table-cell table:style-name="ce5"/>
          <table:table-cell table:style-name="ce12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8" office:value-type="string">
            <text:p>Représentation du théâtre dressé dans les jardins de Versailles sur lequel est joué la <text:span text:style-name="T1">Princesse </text:span><text:span text:style-name="T1">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9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2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8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9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5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8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9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5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9"/>
          <table:table-cell table:style-name="ce5"/>
          <table:table-cell table:style-name="ce25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9" table:number-columns-repeated="2"/>
          <table:table-cell table:style-name="ce25" office:value-type="string">
            <text:p>merveilles17_arc_Stockp22_029</text:p>
          </table:table-cell>
          <table:table-cell table:style-name="ce19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4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9" table:number-columns-repeated="2"/>
          <table:table-cell table:style-name="ce25" office:value-type="string">
            <text:p>merveilles17_arc_Stockp22_028</text:p>
          </table:table-cell>
          <table:table-cell table:style-name="ce19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4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9"/>
          <table:table-cell table:style-name="ce30" office:value-type="string">
            <text:p>Contre épreuve du dessin conservé à : Stockholm, Konstakademien, portef. 22, no 30</text:p>
          </table:table-cell>
          <table:table-cell table:style-name="ce25" office:value-type="string">
            <text:p>merveilles17_arc_bnfestampesoa37(2)_001</text:p>
          </table:table-cell>
          <table:table-cell table:style-name="ce19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4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9"/>
          <table:table-cell table:style-name="ce30" office:value-type="string">
            <text:p>Contre épreuve du dessin conservé à : Stockholm, Konstakademien, portef. 22, no 31</text:p>
          </table:table-cell>
          <table:table-cell table:style-name="ce25" office:value-type="string">
            <text:p>merveilles17_arc_bnfestampesoa37(2)_002</text:p>
          </table:table-cell>
          <table:table-cell table:style-name="ce19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4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9"/>
          <table:table-cell table:style-name="ce30" office:value-type="string">
            <text:p>Contre épreuve du dessin conservé à : Paris, Archives nationales, Cartes et plans, O1 3241, n° 77b</text:p>
          </table:table-cell>
          <table:table-cell table:style-name="ce25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9"/>
          <table:table-cell table:style-name="ce30"/>
          <table:table-cell table:style-name="ce25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4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9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5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4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9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5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9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2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9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2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9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5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9" office:value-type="string">
            <text:p>http://www2.culture.gouv.fr/Wave/image/archim/MP/FRDAFAN08_SCEK000756_2.jpg</text:p>
          </table:table-cell>
          <table:table-cell table:style-name="ce5"/>
          <table:table-cell table:style-name="ce3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9"/>
          <table:table-cell table:style-name="ce30" office:value-type="string">
            <text:p>Contre épreuve du dessin conservé à la : BnF, Département des Estampes, OA 37 (2) Fol</text:p>
          </table:table-cell>
          <table:table-cell table:style-name="ce25" office:value-type="string">
            <text:p>merveilles17_arc_Stockp22_030</text:p>
          </table:table-cell>
          <table:table-cell table:style-name="ce19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4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9"/>
          <table:table-cell table:style-name="ce30" office:value-type="string">
            <text:p>Contre épreuve du dessin conservé à la : BnF, Département des Estampes, OA 37 (2) Fol</text:p>
          </table:table-cell>
          <table:table-cell table:style-name="ce25" office:value-type="string">
            <text:p>merveilles17_arc_Stockp22_031</text:p>
          </table:table-cell>
          <table:table-cell table:style-name="ce19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4" office:value-type="string">
            <text:p>Les Plaisirs de l'île enchantée , ou les fêtes et divertissements du roi, à Versailles,<text:span text:style-name="T1"> </text:span><text:span text:style-name="T1">frontispice, </text:span><text:span text:style-name="T1">extrait d'André </text:span><text:span text:style-name="T1">Félibien,</text:span> Les plaisirs de l’île enchantée…, <text:span text:style-name="T1">Paris, </text:span><text:span text:style-name="T1">Imprimerie </text:span><text:span text:style-name="T1">royale, 1673, </text:span><text:span text:style-name="T1">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9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3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Première journée : Carrousel dans les jardins. Marche de Roger (le roi) et des chevaliers accompagnés du char d’Apollon <text:span text:style-name="T1">Estampe </text:span><text:span text:style-name="T1">extraite </text:span><text:span text:style-name="T1">d'André </text:span><text:span text:style-name="T1">Félibien,</text:span> Les plaisirs de l’île enchantée…, <text:span text:style-name="T1">Paris, </text:span><text:span text:style-name="T1">Imprimerie </text:span><text:span text:style-name="T1">royale, 1673, </text:span><text:span text:style-name="T1">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9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3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Première journée : Comparse du roi et de ses chevaliers avec toute leur suite…, <text:span text:style-name="T1">Estampe </text:span><text:span text:style-name="T1">extraite </text:span><text:span text:style-name="T1">d'André </text:span><text:span text:style-name="T1">Félibien,</text:span> Les plaisirs de l’île enchantée…, <text:span text:style-name="T1">Paris, </text:span><text:span text:style-name="T1">Imprimerie </text:span><text:span text:style-name="T1">royale, 1673, </text:span><text:span text:style-name="T1">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9" office:value-type="string">
            <text:p>https://gallica.bnf.fr/ark:/12148/btv1b8626216h/f22.item</text:p>
          </table:table-cell>
          <table:table-cell table:style-name="ce5"/>
          <table:table-cell table:style-name="ce3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Première journée : course de bague disputée par le Roi et ses chevaliers…,<text:span text:style-name="T1"> </text:span><text:span text:style-name="T1">Estampe</text:span> <text:span text:style-name="T1">extraite </text:span><text:span text:style-name="T1">d'André </text:span><text:span text:style-name="T1">Félibien,</text:span> Les plaisirs de l’île enchantée…, <text:span text:style-name="T1">Paris, </text:span><text:span text:style-name="T1">Imprimerie </text:span><text:span text:style-name="T1">royale, 1673, </text:span><text:span text:style-name="T1">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9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3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Première journée : Comparse des quatre Saisons avec leur suite de concertants…, <text:span text:style-name="T1">Estampe </text:span><text:span text:style-name="T1">extraite </text:span><text:span text:style-name="T1">d'André </text:span><text:span text:style-name="T1">Félibien,</text:span> Les plaisirs de l’île enchantée…, <text:span text:style-name="T1">Paris, </text:span><text:span text:style-name="T1">Imprimerie </text:span><text:span text:style-name="T1">royale, 1673, </text:span><text:span text:style-name="T1">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9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3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Première journée : Festin du Roi et des Reines avec plusieurs princesses et dames servi de tous les mets et présents faits par les dieux et les quatre saisons, <text:span text:style-name="T1">Estampe </text:span><text:span text:style-name="T1">extraite </text:span><text:span text:style-name="T1">d'André </text:span><text:span text:style-name="T1">Félibien,</text:span> Les plaisirs de l’île enchantée…, <text:span text:style-name="T1">Paris, </text:span><text:span text:style-name="T1">Imprimerie </text:span><text:span text:style-name="T1">royale, 1673, </text:span><text:span text:style-name="T1">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9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3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Seconde journée : Représentation de <text:span text:style-name="T1">La Princesse </text:span><text:span text:style-name="T1">d'Elide</text:span>, <text:span text:style-name="T1">Estampe </text:span><text:span text:style-name="T1">extraite </text:span><text:span text:style-name="T1">d'André </text:span><text:span text:style-name="T1">Félibien,</text:span> Les plaisirs de l’île enchantée…, <text:span text:style-name="T1">Paris, </text:span><text:span text:style-name="T1">Imprimerie </text:span><text:span text:style-name="T1">royale, 1673, </text:span><text:span text:style-name="T1">in-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9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3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Troisième journée : Théâtre dressé au milieu du grand étang représentant l'île d'Alcine, <text:span text:style-name="T1">Estampe </text:span><text:span text:style-name="T1">extraite </text:span><text:span text:style-name="T1">d'André </text:span><text:span text:style-name="T1">Félibien,</text:span> Les plaisirs de l’île enchantée…, <text:span text:style-name="T1">Paris, </text:span><text:span text:style-name="T1">Imprimerie </text:span><text:span text:style-name="T1">royale, 1673, </text:span><text:span text:style-name="T1">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9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3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Troisième journée : Rupture du palais et des enchantements de l'île d'Alcine représenté par un feu d'artifice, <text:span text:style-name="T1">Estampe </text:span><text:span text:style-name="T1">extraite </text:span><text:span text:style-name="T1">d'André </text:span><text:span text:style-name="T1">Félibien,</text:span> Les plaisirs de l’île enchantée…, <text:span text:style-name="T1">Paris, </text:span><text:span text:style-name="T1">Imprimerie </text:span><text:span text:style-name="T1">royale, 1673, </text:span><text:span text:style-name="T1">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9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3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3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0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1" office:value-type="string">
            <text:p><text:a xlink:href="https://gallica.bnf.fr/ark:/12148/btv1b84033839">https://gallica.bnf.fr/ark:/12148/btv1b84033839</text:a></text:p>
          </table:table-cell>
          <table:table-cell table:style-name="ce21"/>
          <table:table-cell table:style-name="ce34" office:value-type="string">
            <text:p>merveilles17_gr_bradamante_001</text:p>
          </table:table-cell>
          <table:table-cell table:style-name="ce17" table:number-columns-repeated="2"/>
          <table:table-cell table:style-name="ce14"/>
          <table:table-cell table:number-columns-repeated="1009"/>
        </table:table-row>
        <table:table-row table:style-name="ro1">
          <table:table-cell table:style-name="ce33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0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1" office:value-type="string">
            <text:p><text:a xlink:href="https://gallica.bnf.fr/ark:/12148/btv1b8403384q">https://gallica.bnf.fr/ark:/12148/btv1b8403384q</text:a></text:p>
          </table:table-cell>
          <table:table-cell table:style-name="ce21"/>
          <table:table-cell table:style-name="ce34" office:value-type="string">
            <text:p>merveilles17_gr_bradamante_002</text:p>
          </table:table-cell>
          <table:table-cell table:style-name="ce17" table:number-columns-repeated="2"/>
          <table:table-cell table:style-name="ce14"/>
          <table:table-cell table:number-columns-repeated="1009"/>
        </table:table-row>
        <table:table-row table:style-name="ro1">
          <table:table-cell table:style-name="ce4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22"/>
          <table:table-cell table:style-name="ce5" table:number-columns-repeated="2"/>
          <table:table-cell table:style-name="ce11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35"/>
          <table:table-cell table:style-name="ce5" table:number-columns-repeated="2"/>
          <table:table-cell table:style-name="ce22"/>
          <table:table-cell table:number-columns-repeated="1009"/>
        </table:table-row>
        <table:table-row table:style-name="ro1">
          <table:table-cell table:style-name="ce4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22"/>
          <table:table-cell table:style-name="ce5" table:number-columns-repeated="2"/>
          <table:table-cell table:style-name="ce11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35"/>
          <table:table-cell table:style-name="ce5" table:number-columns-repeated="2"/>
          <table:table-cell table:style-name="ce22"/>
          <table:table-cell table:number-columns-repeated="1009"/>
        </table:table-row>
        <table:table-row table:style-name="ro12">
          <table:table-cell table:style-name="ce4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4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29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26" office:value-type="string">
            <text:p><text:span text:style-name="T4">Cent ans de </text:span><text:span text:style-name="T4">recherche sur </text:span><text:span text:style-name="T4">Molière</text:span>, CLVIII : https://www.siv.archives-nationales.culture.gouv.fr/mm/media/download/FRAN_ANX_008004.pdf</text:p>
          </table:table-cell>
          <table:table-cell table:style-name="ce25" office:value-type="string">
            <text:p>merveilles17_arc_anmcrs388_001</text:p>
          </table:table-cell>
          <table:table-cell table:style-name="ce19" table:number-columns-repeated="2"/>
          <table:table-cell table:style-name="ce14"/>
          <table:table-cell table:number-columns-repeated="1009"/>
        </table:table-row>
        <table:table-row table:style-name="ro1">
          <table:table-cell table:style-name="ce4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9"/>
          <table:table-cell table:style-name="ce5" table:number-columns-repeated="5"/>
          <table:table-cell table:style-name="ce22" table:number-columns-repeated="49"/>
          <table:table-cell table:number-columns-repeated="960"/>
        </table:table-row>
        <table:table-row table:style-name="ro1">
          <table:table-cell table:style-name="ce4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1" office:value-type="string">
            <text:p>http://moliere.huma-num.fr/base.php?Stefano_Baldini%2C_Relazione_del_viaggio_fatto_dall%E2%80%99ill%2Emo_Sig%2E_Card%2Ee_Chigi</text:p>
          </table:table-cell>
          <table:table-cell table:style-name="ce21"/>
          <table:table-cell table:style-name="ce17" table:number-columns-repeated="3"/>
          <table:table-cell table:style-name="ce14"/>
          <table:table-cell table:number-columns-repeated="1009"/>
        </table:table-row>
        <table:table-row table:style-name="ro1">
          <table:table-cell table:style-name="ce4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1" office:value-type="string">
            <text:p>http://moliere.huma-num.fr/base.php?Chantelou%2C_M%C3%A9moire_du_traitement_fait_par_la_Maison_du_Roi_%C3%A0_Monsieur_le_Cardinal_Chigi</text:p>
          </table:table-cell>
          <table:table-cell table:style-name="ce19" office:value-type="string">
            <text:p><text:a xlink:href="https://journals.openedition.org/mefrim/629">https://journals.openedition.org/mefrim/629</text:a></text:p>
          </table:table-cell>
          <table:table-cell table:style-name="ce17" table:number-columns-repeated="3"/>
          <table:table-cell table:style-name="ce14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10"/>
          <table:table-cell table:style-name="ce5" table:number-columns-repeated="2"/>
          <table:table-cell table:style-name="ce11"/>
          <table:table-cell table:style-name="ce21"/>
          <table:table-cell table:style-name="ce17" table:number-columns-repeated="3"/>
          <table:table-cell table:style-name="ce14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21/02/2020</text:date>, <text:time>12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dc:creator>mathilde nicolas</dc:creator>
    <meta:creation-date>2020-01-30T15:15:13Z</meta:creation-date>
    <dc:date>2020-02-21T11:49:41Z</dc:date>
    <meta:editing-cycles>10</meta:editing-cycles>
    <meta:editing-duration>PT5909S</meta:editing-duration>
    <meta:document-statistic meta:table-count="1" meta:cell-count="7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